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1" fo:column-gap="0cm"/>
        <text:notes-configuration text:note-class="endnote" text:start-value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<text:note text:id="ftn1" text:note-class="endnote"><text:note-citation>i</text:note-citation><text:note-body><text:p text:style-name="Endnote"/></text:note-body></text:note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01:32:30.155894509</meta:creation-date>
    <dc:date>2021-12-11T01:33:48.696740461</dc:date>
    <meta:editing-duration>PT1M19S</meta:editing-duration>
    <meta:editing-cycles>1</meta:editing-cycles>
    <meta:generator>LibreOfficeDev/7.4.0.0.alpha0$Windows_X86_64 LibreOffice_project/d4f61a594608219d08b489205ebb5569d905f444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